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21966f"/>
    </style:style>
    <style:style style:name="P2" style:family="paragraph" style:parent-style-name="Heading_20_3">
      <style:text-properties officeooo:paragraph-rsid="002536f0"/>
    </style:style>
    <style:style style:name="P3" style:family="paragraph" style:parent-style-name="Heading_20_3">
      <style:text-properties officeooo:paragraph-rsid="0027add5"/>
    </style:style>
    <style:style style:name="P4" style:family="paragraph" style:parent-style-name="Heading_20_3">
      <style:text-properties officeooo:paragraph-rsid="00295bf3"/>
    </style:style>
    <style:style style:name="P5" style:family="paragraph" style:parent-style-name="Heading_20_3">
      <style:text-properties officeooo:paragraph-rsid="002b0fd3"/>
    </style:style>
    <style:style style:name="P6" style:family="paragraph" style:parent-style-name="Heading_20_3">
      <style:text-properties officeooo:paragraph-rsid="002c1863"/>
    </style:style>
    <style:style style:name="P7" style:family="paragraph" style:parent-style-name="Horizontal_20_Line">
      <style:text-properties officeooo:paragraph-rsid="0026f032"/>
    </style:style>
    <style:style style:name="P8" style:family="paragraph" style:parent-style-name="Text_20_body" style:list-style-name="L1">
      <style:text-properties officeooo:paragraph-rsid="0026f032"/>
    </style:style>
    <style:style style:name="P9" style:family="paragraph" style:parent-style-name="Text_20_body" style:list-style-name="L1">
      <style:text-properties officeooo:paragraph-rsid="002c1863"/>
    </style:style>
    <style:style style:name="P10" style:family="paragraph" style:parent-style-name="Text_20_body" style:list-style-name="L1">
      <style:paragraph-properties style:writing-mode="lr-tb"/>
      <style:text-properties officeooo:paragraph-rsid="002c1863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officeooo:paragraph-rsid="00295bf3"/>
    </style:style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>
      <style:text-properties officeooo:paragraph-rsid="002536f0"/>
    </style:style>
    <style:style style:name="P18" style:family="paragraph" style:parent-style-name="Text_20_body">
      <style:text-properties officeooo:paragraph-rsid="0026f032"/>
    </style:style>
    <style:style style:name="P19" style:family="paragraph" style:parent-style-name="Text_20_body" style:list-style-name="L1">
      <style:text-properties officeooo:rsid="0026f305" officeooo:paragraph-rsid="0026f305"/>
    </style:style>
    <style:style style:name="P20" style:family="paragraph" style:parent-style-name="Text_20_body" style:list-style-name="L1">
      <style:text-properties officeooo:rsid="0026f305" officeooo:paragraph-rsid="0027add5"/>
    </style:style>
    <style:style style:name="P21" style:family="paragraph" style:parent-style-name="Text_20_body">
      <style:text-properties officeooo:paragraph-rsid="0027add5"/>
    </style:style>
    <style:style style:name="P22" style:family="paragraph" style:parent-style-name="Text_20_body" style:list-style-name="L8">
      <style:text-properties officeooo:paragraph-rsid="0027add5"/>
    </style:style>
    <style:style style:name="P23" style:family="paragraph" style:parent-style-name="Text_20_body" style:list-style-name="L9">
      <style:text-properties officeooo:paragraph-rsid="0027add5"/>
    </style:style>
    <style:style style:name="P24" style:family="paragraph" style:parent-style-name="Text_20_body" style:list-style-name="L2">
      <style:text-properties officeooo:rsid="00295bf3" officeooo:paragraph-rsid="00295bf3"/>
    </style:style>
    <style:style style:name="P25" style:family="paragraph" style:parent-style-name="Text_20_body" style:list-style-name="L2">
      <style:text-properties officeooo:rsid="002b0fd3" officeooo:paragraph-rsid="002b0fd3"/>
    </style:style>
    <style:style style:name="P26" style:family="paragraph" style:parent-style-name="Text_20_body">
      <style:text-properties officeooo:rsid="002b0fd3" officeooo:paragraph-rsid="002b0fd3"/>
    </style:style>
    <style:style style:name="P27" style:family="paragraph" style:parent-style-name="Text_20_body" style:list-style-name="L1">
      <style:text-properties officeooo:rsid="0015a082" officeooo:paragraph-rsid="002b0fd3"/>
    </style:style>
    <style:style style:name="P28" style:family="paragraph" style:parent-style-name="Text_20_body">
      <style:text-properties officeooo:paragraph-rsid="002b0fd3"/>
    </style:style>
    <style:style style:name="T1" style:family="text">
      <style:text-properties officeooo:rsid="001b9e59"/>
    </style:style>
    <style:style style:name="T2" style:family="text">
      <style:text-properties officeooo:rsid="0022944e"/>
    </style:style>
    <style:style style:name="T3" style:family="text">
      <style:text-properties officeooo:rsid="002536f0"/>
    </style:style>
    <style:style style:name="T4" style:family="text">
      <style:text-properties officeooo:rsid="0014a82c"/>
    </style:style>
    <style:style style:name="T5" style:family="text">
      <style:text-properties officeooo:rsid="0027add5"/>
    </style:style>
    <style:style style:name="T6" style:family="text">
      <style:text-properties officeooo:rsid="00295bf3"/>
    </style:style>
    <style:style style:name="T7" style:family="text">
      <style:text-properties officeooo:rsid="002b0fd3"/>
    </style:style>
    <style:style style:name="T8" style:family="text">
      <style:text-properties officeooo:rsid="0015a082"/>
    </style:style>
    <style:style style:name="T9" style:family="text">
      <style:text-properties officeooo:rsid="0019ae54"/>
    </style:style>
    <style:style style:name="T10" style:family="text">
      <style:text-properties officeooo:rsid="002c186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P1" text:outline-level="2"><text:span text:style-name="Strong_20_Emphasis">2. </text:span><text:span text:style-name="Strong_20_Emphasis"><text:span text:style-name="T1">La vida </text:span></text:span><text:span text:style-name="Strong_20_Emphasis"><text:span text:style-name="T2">tambien es una criatura viviente.</text:span></text:span></text:h>
      <text:p text:style-name="Quotations"><text:span text:style-name="Emphasis">la variedad de las formas y caracteristicas que los organismos vivientes pueden tener es sorprendente.</text:span><text:span text:style-name="Emphasis"><text:span text:style-name="T2"> </text:span></text:span><text:span text:style-name="Emphasis">Y muchas de ellas pueden ser un desafio para nuestra imaginacion.</text:span></text:p>
      <text:p text:style-name="Quotations"><text:span text:style-name="Emphasis">Existe una criatura viviente, todavia desconocida, con unas caracteristicas tales que, solo puede ser observada a traves de la razon.</text:span></text:p>
      <text:p text:style-name="Quotations"><text:span text:style-name="Emphasis">Esa criatura es la vida misma.</text:span></text:p>
      <text:p text:style-name="Horizontal_20_Line"/>
      <text:h text:style-name="P2" text:outline-level="3"><text:span text:style-name="Strong_20_Emphasis">2.1. </text:span><text:span text:style-name="Strong_20_Emphasis"><text:span text:style-name="T3">Individuos en el libre albedrio.</text:span></text:span></text:h>
      <text:p text:style-name="P17"><text:span text:style-name="Strong_20_Emphasis"/></text:p>
      <text:list xml:id="list1890499538" text:style-name="L1">
        <text:list-item>
          <text:p text:style-name="P8">A<text:span text:style-name="T4"> simple vista la vida es eso, individuos. Con</text:span> diferentes formas, pertenecientes a diferentes especies<text:span text:style-name="T4">, </text:span>todos ellos independientes, libres.</text:p>
        </text:list-item>
        <text:list-item>
          <text:p text:style-name="P19">Los individuos tienen una unica preocupacion, seguir su instinto y <text:s/>disfrutar de la vida.</text:p>
        </text:list-item>
        <text:list-item>
          <text:p text:style-name="P19">Y sin embargo<text:span text:style-name="T5">, no son independientes</text:span>.</text:p>
        </text:list-item>
        <text:list-item>
          <text:p text:style-name="P20">Todos los individuos, pasados y presentes, están unidos por una red continua de descendencia.</text:p>
        </text:list-item>
      </text:list>
      <text:p text:style-name="P18"><text:span text:style-name="Strong_20_Emphasis"/></text:p>
      <text:p text:style-name="P18"><text:span text:style-name="Strong_20_Emphasis"/></text:p>
      <text:h text:style-name="P3" text:outline-level="3"><text:span text:style-name="Strong_20_Emphasis">2.</text:span><text:span text:style-name="Strong_20_Emphasis"><text:span text:style-name="T5">2</text:span></text:span><text:span text:style-name="Strong_20_Emphasis"> La evolución como un árbol: todas las especies tienen un origen común</text:span></text:h>
      <text:p text:style-name="P21"><text:span text:style-name="Strong_20_Emphasis">Ideas principales:</text:span></text:p>
      <text:list xml:id="list2585293662" text:style-name="L8">
        <text:list-item>
          <text:p text:style-name="P22">Toda la vida en la Tierra desciende de un único antepasado: el <text:span text:style-name="Emphasis">LUCA</text:span> (último ancestro común universal).</text:p>
        </text:list-item>
        <text:list-item>
          <text:p text:style-name="P22">A lo largo del tiempo, este organismo se dividió y transformó en ramas cada vez más distintas.</text:p>
        </text:list-item>
        <text:list-item>
          <text:p text:style-name="P22">Esa divergencia gradual da origen al “árbol de la vida”, donde cada especie es una rama conectada al mismo tronco.</text:p>
        </text:list-item>
        <text:list-item>
          <text:p text:style-name="P22">Las semejanzas en el ADN entre especies (como humanos y chimpancés, o humanos y peces) demuestran esa conexión.</text:p>
        </text:list-item>
        <text:list-item>
          <text:p text:style-name="P22">Por lo tanto, hablar de “especies separadas” es una ilusión práctica, no una realidad biológica profunda.</text:p>
        </text:list-item>
      </text:list>
      <text:h text:style-name="P3" text:outline-level="3"><text:soft-page-break/><text:span text:style-name="Strong_20_Emphasis"/></text:h>
      <text:h text:style-name="P3" text:outline-level="3"><text:span text:style-name="Strong_20_Emphasis">2.</text:span><text:span text:style-name="Strong_20_Emphasis"><text:span text:style-name="T5">3</text:span></text:span><text:span text:style-name="Strong_20_Emphasis"> Individuos y especies como brotes y ramas de una misma entidad</text:span></text:h>
      <text:p text:style-name="P21"><text:span text:style-name="Strong_20_Emphasis">Ideas principales:</text:span></text:p>
      <text:list xml:id="list4135143561" text:style-name="L9">
        <text:list-item>
          <text:p text:style-name="P23">Una especie no es más que una familia extendida que comparte un diseño general y un conjunto de variantes.</text:p>
        </text:list-item>
        <text:list-item>
          <text:p text:style-name="P23">Los individuos son manifestaciones temporales de esa rama: como hojas que brotan, crecen y caen, pero la rama sigue viva.</text:p>
        </text:list-item>
        <text:list-item>
          <text:p text:style-name="P23">Las nuevas especies surgen por separación reproductiva o adaptación extrema: son ramificaciones, no creaciones independientes.</text:p>
          <text:p text:style-name="P23"><text:span text:style-name="Strong_20_Emphasis"/></text:p>
        </text:list-item>
      </text:list>
      <text:p text:style-name="P18"><text:span text:style-name="Strong_20_Emphasis"/></text:p>
      <text:h text:style-name="P4" text:outline-level="3"><text:span text:style-name="Strong_20_Emphasis">2.</text:span><text:span text:style-name="Strong_20_Emphasis"><text:span text:style-name="T6">4</text:span></text:span><text:span text:style-name="Strong_20_Emphasis">. </text:span><text:span text:style-name="Strong_20_Emphasis"><text:span text:style-name="T4">Pero hay</text:span></text:span><text:span text:style-name="Strong_20_Emphasis"><text:span text:style-name="T6"> algo mas.</text:span></text:span></text:h>
      <text:list xml:id="list3859189146" text:style-name="L2">
        <text:list-item>
          <text:p text:style-name="P12"><text:span text:style-name="T6">A</text:span><text:span text:style-name="T4">lgo oculto dentro de los individuos. </text:span><text:span text:style-name="T6">A</text:span><text:span text:style-name="T4">lgo invisible a nuestros ojos que los une. </text:span></text:p>
        </text:list-item>
        <text:list-item>
          <text:p text:style-name="P12"><text:span text:style-name="T6">U</text:span><text:span text:style-name="T4">n </text:span><text:span text:style-name="T6">e</text:span><text:span text:style-name="T4">spiritu</text:span><text:span text:style-name="T6"> que les da motivo, mision, sentido.</text:span><text:span text:style-name="T4"> Y que transforma a tod</text:span><text:span text:style-name="T6">os los seres vivientes</text:span><text:span text:style-name="T4"> en una sola cosa.</text:span></text:p>
        </text:list-item>
        <text:list-item>
          <text:p text:style-name="P24"><text:span text:style-name="T7">Haciendo que</text:span>, todos los individuos, sin saberlo, trabaj<text:span text:style-name="T7">e</text:span>n juntos para conseguir un objetivo comun, que todos desconocen.</text:p>
        </text:list-item>
        <text:list-item>
          <text:p text:style-name="P25">Esto les convierte en una unica entidad, una sola cosa. </text:p>
        </text:list-item>
      </text:list>
      <text:p text:style-name="P26"/>
      <text:p text:style-name="P28"/>
      <text:h text:style-name="P5" text:outline-level="3"><text:span text:style-name="Strong_20_Emphasis">2.</text:span><text:span text:style-name="Strong_20_Emphasis"><text:span text:style-name="T7">5</text:span></text:span><text:span text:style-name="Strong_20_Emphasis">. </text:span><text:span text:style-name="Strong_20_Emphasis"><text:span text:style-name="T8">Arquitectura celular</text:span></text:span><text:span text:style-name="Strong_20_Emphasis"><text:span text:style-name="T9"> y fractalidad</text:span></text:span><text:span text:style-name="Strong_20_Emphasis"><text:span text:style-name="T8">:</text:span></text:span></text:h>
      <text:p text:style-name="P21"><text:span text:style-name="Strong_20_Emphasis"/></text:p>
      <text:list xml:id="list191432196494332" text:continue-list="list1890499538" text:style-name="L1">
        <text:list-item>
          <text:p text:style-name="P27"><text:span text:style-name="T7">T</text:span>odos los organismos vivientes estan compuestos por celulas. El bloque de construccion de la vida. </text:p>
        </text:list-item>
        <text:list-item>
          <text:p text:style-name="P27"><text:span text:style-name="T7">Y</text:span> del mismo modo en que los tejidos estan formados por celulas, los individuos forman<text:span text:style-name="T7"> a su vez </text:span><text:s/>un tejido mas complejo. </text:p>
        </text:list-item>
        <text:list-item>
          <text:p text:style-name="P27"><text:span text:style-name="T7">L</text:span>a dimension puede confundirnos<text:span text:style-name="T7"> y </text:span>el espacio que rodea a los individuos parece separarlos.<text:span text:style-name="T7"> V</text:span>eremos como esto es<text:span text:style-name="T7"> una</text:span> ilusion.</text:p>
        </text:list-item>
      </text:list>
      <text:p text:style-name="P21"/>
      <text:h text:style-name="P6" text:outline-level="3"><text:soft-page-break/><text:span text:style-name="Strong_20_Emphasis">2.</text:span><text:span text:style-name="Strong_20_Emphasis"><text:span text:style-name="T10">6</text:span></text:span><text:span text:style-name="Strong_20_Emphasis">. Una criatura gigantesca</text:span><text:span text:style-name="Strong_20_Emphasis"><text:span text:style-name="T4">:</text:span></text:span></text:h>
      <text:list xml:id="list191431508648933" text:continue-numbering="true" text:style-name="L1">
        <text:list-item>
          <text:p text:style-name="P9"><text:span text:style-name="T4">en el modelo que describiremos, los individuos se convierten en celulas, muy complejas, que forman una entidad mayor.</text:span><text:span text:style-name="T8"> </text:span></text:p>
        </text:list-item>
        <text:list-item>
          <text:p text:style-name="P9">Una criatura gigantesca, pensante.<text:span text:style-name="T8"> </text:span></text:p>
        </text:list-item>
        <text:list-item>
          <text:p text:style-name="P9">Una inteligencia.</text:p>
          <text:p text:style-name="P10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9T19:32:35.776000000</meta:creation-date>
    <dc:date>2025-06-20T19:13:57.359000000</dc:date>
    <meta:editing-duration>PT30M11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36" meta:word-count="470" meta:character-count="2821" meta:non-whitespace-character-count="2401"/>
  </office:meta>
</office:document-meta>
</file>